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3b3b3" draw:textarea-horizontal-align="justify" draw:textarea-vertical-align="middle" draw:auto-grow-height="false" fo:min-height="1.59cm" fo:min-width="1.056cm"/>
    </style:style>
    <style:style style:name="gr2" style:family="graphic" style:parent-style-name="standard">
      <style:graphic-properties svg:stroke-color="#000000" draw:fill-color="#b3b3b3" draw:textarea-horizontal-align="justify" draw:textarea-vertical-align="middle" draw:auto-grow-height="false" fo:min-height="2.55cm" fo:min-width="3.1cm"/>
    </style:style>
    <style:style style:name="gr3" style:family="graphic" style:parent-style-name="standard">
      <style:graphic-properties svg:stroke-color="#000000" draw:fill-color="#b3b3b3" draw:textarea-horizontal-align="justify" draw:textarea-vertical-align="middle" draw:auto-grow-height="false" fo:min-height="1.15cm" fo:min-width="3.1cm"/>
    </style:style>
    <style:style style:name="gr4" style:family="graphic" style:parent-style-name="standard">
      <style:graphic-properties svg:stroke-color="#000000" draw:fill-color="#b3b3b3" draw:textarea-horizontal-align="justify" draw:textarea-vertical-align="middle" draw:auto-grow-height="false" fo:min-height="2.55cm" fo:min-width="0.8cm"/>
    </style:style>
    <style:style style:name="gr5" style:family="graphic" style:parent-style-name="standard">
      <style:graphic-properties svg:stroke-color="#000000" draw:fill-color="#b3b3b3" draw:textarea-horizontal-align="justify" draw:textarea-vertical-align="middle" draw:auto-grow-height="false" fo:min-height="2.55cm" fo:min-width="1cm"/>
    </style:style>
    <style:style style:name="gr6" style:family="graphic" style:parent-style-name="standard">
      <style:graphic-properties svg:stroke-color="#000000" draw:fill-color="#b3b3b3" draw:textarea-horizontal-align="justify" draw:textarea-vertical-align="middle" draw:auto-grow-height="false" fo:min-height="0.95cm" fo:min-width="1.5cm"/>
    </style:style>
    <style:style style:name="gr7" style:family="graphic" style:parent-style-name="standard">
      <style:graphic-properties svg:stroke-color="#000000" draw:fill-color="#b3b3b3" draw:textarea-horizontal-align="justify" draw:textarea-vertical-align="middle" draw:auto-grow-height="false" fo:min-height="1.15cm" fo:min-width="0.8cm"/>
    </style:style>
    <style:style style:name="gr8" style:family="graphic" style:parent-style-name="standard">
      <style:graphic-properties svg:stroke-color="#000000" draw:fill-color="#b3b3b3" draw:textarea-horizontal-align="justify" draw:textarea-vertical-align="middle" draw:auto-grow-height="false" fo:min-height="0.95cm" fo:min-width="0.8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b3b3b3" draw:textarea-vertical-align="middle" draw:auto-grow-height="false" fo:min-height="20.685cm" fo:min-width="20.43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1.69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0.28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ffffff" draw:textarea-vertical-align="middle" draw:auto-grow-height="false" fo:min-height="21.088cm" fo:min-width="20.838cm"/>
    </style:style>
    <style:style style:name="gr17" style:family="graphic" style:parent-style-name="standard">
      <style:graphic-properties svg:stroke-color="#000000" draw:fill-color="#b3b3b3" draw:textarea-horizontal-align="justify" draw:textarea-vertical-align="middle" draw:auto-grow-height="false" fo:min-height="1.35cm" fo:min-width="1.1cm"/>
    </style:style>
    <style:style style:name="gr18" style:family="graphic" style:parent-style-name="standard">
      <style:graphic-properties svg:stroke-color="#000000" draw:fill-color="#b3b3b3" draw:textarea-horizontal-align="justify" draw:textarea-vertical-align="middle" draw:auto-grow-height="false" fo:min-height="1.15cm" fo:min-width="1.4cm"/>
    </style:style>
    <style:style style:name="gr19" style:family="graphic" style:parent-style-name="standard">
      <style:graphic-properties svg:stroke-color="#000000" draw:fill-color="#b3b3b3" draw:textarea-vertical-align="middle" draw:auto-grow-height="false" fo:min-height="1.95cm" fo:min-width="2.1cm"/>
    </style:style>
    <style:style style:name="gr20" style:family="graphic" style:parent-style-name="standard">
      <style:graphic-properties svg:stroke-color="#000000" draw:fill-color="#b3b3b3" draw:textarea-vertical-align="middle" draw:auto-grow-height="false" fo:min-height="1.951cm" fo:min-width="2.101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1.325cm" fo:min-width="0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626cm" fo:min-width="0cm"/>
    </style:style>
    <style:style style:name="gr23" style:family="graphic" style:parent-style-name="standard">
      <style:graphic-properties draw:fill-color="#eb613d" draw:textarea-vertical-align="middle" draw:auto-grow-height="false" fo:min-height="15.75cm" fo:min-width="15.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114cm" fo:min-width="0.307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166cm" fo:min-width="0cm"/>
    </style:style>
    <style:style style:name="gr26" style:family="graphic" style:parent-style-name="standard">
      <style:graphic-properties draw:fill-color="#e6ff00" draw:opacity="80%" draw:textarea-vertical-align="middle" draw:auto-grow-height="false" fo:min-height="15.957cm" fo:min-width="15.707cm"/>
    </style:style>
    <style:style style:name="gr27" style:family="graphic" style:parent-style-name="standard">
      <style:graphic-properties draw:fill-color="#94bd5e" draw:textarea-vertical-align="middle" draw:auto-grow-height="false" fo:min-height="16.968cm" fo:min-width="16.718cm"/>
    </style:style>
    <style:style style:name="gr28" style:family="graphic" style:parent-style-name="standard">
      <style:graphic-properties draw:fill-color="#e6ff00" draw:opacity="80%" draw:textarea-vertical-align="middle" draw:auto-grow-height="false" fo:min-height="14.502cm" fo:min-width="14.252cm"/>
    </style:style>
    <style:style style:name="gr29" style:family="graphic" style:parent-style-name="standard">
      <style:graphic-properties draw:fill-color="#b3b3b3" draw:textarea-vertical-align="middle" draw:auto-grow-height="false" fo:min-height="15.35cm" fo:min-width="15.1cm"/>
    </style:style>
    <style:style style:name="gr30" style:family="graphic" style:parent-style-name="standard">
      <style:graphic-properties draw:fill-color="#eb613d" draw:textarea-vertical-align="middle" draw:auto-grow-height="false" fo:min-height="15.35cm" fo:min-width="15.1cm"/>
    </style:style>
    <style:style style:name="gr31" style:family="graphic" style:parent-style-name="standard">
      <style:graphic-properties draw:fill-color="#ffffff" draw:textarea-vertical-align="middle" draw:auto-grow-height="false" fo:min-height="14.756cm" fo:min-width="14.50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b3b3b3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eb613d"/>
      <style:paragraph-properties fo:text-align="center"/>
    </style:style>
    <style:style style:name="P10" style:family="paragraph">
      <loext:graphic-properties draw:fill-color="#e6ff00" draw:opacity="80%"/>
      <style:paragraph-properties fo:text-align="center"/>
    </style:style>
    <style:style style:name="P11" style:family="paragraph">
      <loext:graphic-properties draw:fill-color="#94bd5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.2cm" svg:height="2.6cm" svg:x="12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cm" svg:height="2.8cm" svg:x="12.2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4cm" svg:x="12.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2.8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2.8cm" svg:x="15.9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2.8cm" svg:x="15.9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2.8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8cm" svg:x="12.3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8cm" svg:x="14.2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8cm" svg:x="12.3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8cm" svg:x="14.2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2cm" svg:x="11.8cm" svg:y="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2cm" svg:x="14.2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4cm" svg:x="10.8cm" svg:y="10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4cm" svg:x="15.9cm" svg:y="10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cm" svg:height="1.2cm" svg:x="13.3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0" draw:text-style-name="P1" draw:layer="layout" svg:width="20.935cm" svg:height="20.935cm" draw:transform="rotate (-0.0132645023151572) translate (3.616cm 3.45cm)">
          <text:p/>
          <draw:enhanced-geometry draw:glue-point-type="segments" draw:mirror-horizontal="false" draw:mirror-vertical="false" draw:type="mso-spt100" draw:modifiers="-14.4466410777522 -167.71881909922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3" draw:layer="layout" svg:width="3.102cm" svg:height="1.4cm" svg:x="12.49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102cm" svg:height="1.6cm" svg:x="13.39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3.635cm" svg:height="0.962cm" svg:x="15.8cm" svg:y="0.8cm">
          <draw:text-box>
            <text:p>Sharp view</text:p>
          </draw:text-box>
        </draw:frame>
        <draw:frame draw:style-name="gr14" draw:text-style-name="P5" draw:layer="layout" svg:width="4.828cm" svg:height="0.962cm" svg:x="22.772cm" svg:y="4.8cm">
          <draw:text-box>
            <text:p>Peripheral view</text:p>
          </draw:text-box>
        </draw:frame>
        <draw:line draw:style-name="gr15" draw:text-style-name="P6" draw:layer="layout" svg:x1="22.6cm" svg:y1="5.6cm" svg:x2="19.4cm" svg:y2="9.6cm">
          <text:p/>
        </draw:line>
        <draw:custom-shape draw:style-name="gr16" draw:text-style-name="P3" draw:layer="layout" svg:width="21.338cm" svg:height="21.338cm" draw:transform="rotate (-0.319220720189764) translate (7.139cm 0.474cm)">
          <text:p/>
          <draw:enhanced-geometry draw:glue-point-type="segments" draw:mirror-horizontal="false" draw:mirror-vertical="false" draw:type="mso-spt100" draw:modifiers="-77.9888776162909 -141.3985349484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5" draw:text-style-name="P6" draw:layer="layout" svg:x1="15.8cm" svg:y1="1.762cm" svg:x2="14.8cm" svg:y2="5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1" draw:text-style-name="P3" draw:layer="layout" svg:width="3.102cm" svg:height="1.4cm" svg:x="12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102cm" svg:height="1.6cm" svg:x="13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6cm" svg:height="3.2cm" svg:x="3.8cm" svg:y="11.4cm">
          <text:p text:style-name="P7">W+S</text:p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8" draw:text-style-name="P1" draw:layer="layout" svg:width="3.8cm" svg:height="1.4cm" svg:x="2.6cm" svg:y="15.4cm">
          <text:p text:style-name="P7">A+D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9" draw:text-style-name="P1" draw:layer="layout" svg:width="2.6cm" svg:height="2.2cm" draw:transform="rotate (0.000349065850398866) translate (5.2cm 9.601cm)">
          <text:p text:style-name="P7">E</text:p>
          <draw:enhanced-geometry svg:viewBox="0 0 21600 21600" draw:text-areas="0 0 21600 21600" draw:mirror-horizontal="false" draw:mirror-vertical="false" draw:type="circular-arrow" draw:modifiers="180 -0.437573101414354 9637.651299645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2.6cm" svg:height="2.2cm" draw:transform="skewX (-0.0109955742875643) rotate (0.0111701072127635) translate (1.199cm 9.629cm)">
          <text:p text:style-name="P7">Q</text:p>
          <draw:enhanced-geometry svg:viewBox="0 0 21600 21600" draw:text-areas="0 0 21600 21600" draw:mirror-horizontal="true" draw:mirror-vertical="false" draw:type="circular-arrow" draw:modifiers="180 -0.437573101414354 9637.651299645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4" draw:layer="layout" svg:width="6.386cm" svg:height="0.962cm" svg:x="1.8cm" svg:y="7.8cm">
          <draw:text-box>
            <text:p>Controls for the body</text:p>
          </draw:text-box>
        </draw:frame>
        <draw:custom-shape draw:style-name="gr20" draw:text-style-name="P1" draw:layer="layout" svg:width="2.6cm" svg:height="2.2cm" draw:transform="rotate (0.000349065850398866) translate (19.599cm 8.801cm)">
          <text:p text:style-name="P7">Mouse</text:p>
          <draw:enhanced-geometry svg:viewBox="0 0 21600 21600" draw:text-areas="0 0 21600 21600" draw:mirror-horizontal="false" draw:mirror-vertical="false" draw:type="circular-arrow" draw:modifiers="180 148.794689128506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4" draw:layer="layout" svg:width="8.638cm" svg:height="0.962cm" svg:x="17.162cm" svg:y="7.238cm">
          <draw:text-box>
            <text:p>Controls for the head (vision)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1" draw:text-style-name="P3" draw:layer="layout" svg:width="3.102cm" svg:height="1.4cm" svg:x="1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102cm" svg:height="1.6cm" svg:x="2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912cm" svg:height="0.962cm" svg:x="2.4cm" svg:y="6.4cm">
          <draw:text-box>
            <text:p>Easy</text:p>
          </draw:text-box>
        </draw:frame>
        <draw:custom-shape draw:style-name="gr21" draw:text-style-name="P8" draw:layer="layout" svg:width="0.8cm" svg:height="1.8cm" svg:x="3cm" svg:y="2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3.102cm" svg:height="1.4cm" draw:transform="rotate (0.448026018986944) translate (11.148cm 5.3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102cm" svg:height="1.6cm" svg:x="12.29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4cm" svg:height="1cm" svg:x="3.1cm" svg:y="4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8" draw:layer="layout" svg:width="0.8cm" svg:height="1.8cm" draw:transform="rotate (0.543146463220635) translate (11.148cm 3.0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0.4cm" svg:height="1cm" svg:x="12.6cm" svg:y="4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2.331cm" svg:height="0.962cm" svg:x="11.8cm" svg:y="6.8cm">
          <draw:text-box>
            <text:p>Taxing</text:p>
          </draw:text-box>
        </draw:frame>
        <draw:custom-shape draw:style-name="gr11" draw:text-style-name="P3" draw:layer="layout" svg:width="3.102cm" svg:height="1.4cm" draw:transform="rotate (1.2913691135506) translate (20.999cm 6.7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102cm" svg:height="1.6cm" svg:x="21.548cm" svg:y="4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8cm" svg:height="1.8cm" draw:transform="rotate (1.54688531604257) translate (18.981cm 5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0.4cm" svg:height="1cm" svg:x="21.85cm" svg:y="4.7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3.216cm" svg:height="0.962cm" svg:x="20.8cm" svg:y="7.4cm">
          <draw:text-box>
            <text:p>Very hard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23" draw:text-style-name="P9" draw:layer="layout" svg:width="16cm" svg:height="16cm" svg:x="5.4cm" svg:y="2.9cm">
          <text:p/>
          <draw:enhanced-geometry draw:glue-point-type="segments" draw:type="mso-spt100" draw:modifiers="-110.313273294251 -70.74613180153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4" draw:text-style-name="P5" draw:layer="layout" svg:width="6.975cm" svg:height="1.673cm" svg:x="19.8cm" svg:y="15.327cm">
          <draw:text-box>
            <text:p>Unknown area:</text:p>
            <text:p>Movement very difficult</text:p>
          </draw:text-box>
        </draw:frame>
        <draw:custom-shape draw:style-name="gr24" draw:text-style-name="P3" draw:layer="layout" svg:width="1.139cm" svg:height="0.514cm" svg:x="12.779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404cm" svg:height="0.588cm" svg:x="13.146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9.8cm" svg:y1="16.6cm" svg:x2="16.8cm" svg:y2="14.6cm">
          <text:p/>
        </draw:line>
        <draw:custom-shape draw:style-name="gr26" draw:text-style-name="P10" draw:layer="layout" svg:width="16.207cm" svg:height="16.207cm" draw:transform="rotate (-0.0132645023151572) translate (5.315cm 2.6cm)">
          <text:p/>
          <draw:enhanced-geometry draw:glue-point-type="segments" draw:mirror-horizontal="false" draw:mirror-vertical="false" draw:type="mso-spt100" draw:modifiers="-14.4466410777522 -167.71881909922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7" draw:text-style-name="P11" draw:layer="layout" svg:width="17.218cm" svg:height="17.218cm" draw:transform="rotate (-0.319220720189764) translate (7.852cm 0cm)">
          <text:p/>
          <draw:enhanced-geometry draw:glue-point-type="segments" draw:mirror-horizontal="false" draw:mirror-vertical="false" draw:type="mso-spt100" draw:modifiers="-77.9888776162909 -141.3985349484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4" draw:text-style-name="P5" draw:layer="layout" svg:width="5.599cm" svg:height="1.673cm" svg:x="20.4cm" svg:y="2.6cm">
          <draw:text-box>
            <text:p>Partialy view:</text:p>
            <text:p>Movement difficult</text:p>
          </draw:text-box>
        </draw:frame>
        <draw:line draw:style-name="gr15" draw:text-style-name="P6" draw:layer="layout" svg:x1="20.6cm" svg:y1="4.6cm" svg:x2="17.8cm" svg:y2="7.2cm">
          <text:p/>
        </draw:line>
        <draw:frame draw:style-name="gr14" draw:text-style-name="P5" draw:layer="layout" svg:width="5.574cm" svg:height="1.673cm" svg:x="16.6cm" svg:y="0.527cm">
          <draw:text-box>
            <text:p>Clear view:</text:p>
            <text:p>Movement normal</text:p>
          </draw:text-box>
        </draw:frame>
        <draw:line draw:style-name="gr15" draw:text-style-name="P6" draw:layer="layout" svg:x1="16.6cm" svg:y1="2.4cm" svg:x2="15.2cm" svg:y2="4.8cm">
          <text:p/>
        </draw:lin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28" draw:text-style-name="P10" draw:layer="layout" svg:width="14.752cm" svg:height="14.752cm" draw:transform="rotate (1.08751465691767) translate (3.033cm 13.108cm)">
          <text:p/>
          <draw:enhanced-geometry draw:glue-point-type="segments" draw:mirror-horizontal="false" draw:mirror-vertical="false" draw:type="mso-spt100" draw:modifiers="-14.4466410777522 -167.71881909922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9" draw:text-style-name="P1" draw:layer="layout" svg:width="15.6cm" svg:height="15.6cm" svg:x="5.201cm" svg:y="2.401cm">
          <text:p/>
          <draw:enhanced-geometry draw:glue-point-type="segments" draw:mirror-horizontal="false" draw:mirror-vertical="false" draw:type="mso-spt100" draw:modifiers="-27.2830387607352 -77.93703627852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0" draw:text-style-name="P9" draw:layer="layout" svg:width="15.6cm" svg:height="15.6cm" svg:x="5.2cm" svg:y="2.4cm">
          <text:p/>
          <draw:enhanced-geometry draw:glue-point-type="segments" draw:type="mso-spt100" draw:modifiers="131.045730608307 -27.72972239605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4" draw:text-style-name="P5" draw:layer="layout" svg:width="6.975cm" svg:height="1.673cm" svg:x="20.625cm" svg:y="9.327cm">
          <draw:text-box>
            <text:p>Unknown area:</text:p>
            <text:p>Movement very difficult</text:p>
          </draw:text-box>
        </draw:frame>
        <draw:custom-shape draw:style-name="gr24" draw:text-style-name="P3" draw:layer="layout" svg:width="1.139cm" svg:height="0.514cm" svg:x="12.679cm" svg:y="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404cm" svg:height="0.588cm" draw:transform="rotate (0.824144472791722) translate (12.795cm 10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20.625cm" svg:y1="10cm" svg:x2="16.8cm" svg:y2="9.6cm">
          <text:p/>
        </draw:line>
        <draw:frame draw:style-name="gr14" draw:text-style-name="P5" draw:layer="layout" svg:width="5.574cm" svg:height="1.673cm" svg:x="1.2cm" svg:y="1.527cm">
          <draw:text-box>
            <text:p>Clear view:</text:p>
            <text:p>Movement normal</text:p>
          </draw:text-box>
        </draw:frame>
        <draw:custom-shape draw:style-name="gr31" draw:text-style-name="P3" draw:layer="layout" svg:width="15.006cm" svg:height="15.006cm" draw:transform="rotate (0.780511241491864) translate (2.295cm 9.853cm)">
          <text:p/>
          <draw:enhanced-geometry draw:glue-point-type="segments" draw:mirror-horizontal="false" draw:mirror-vertical="false" draw:type="mso-spt100" draw:modifiers="-77.9888776162909 -141.3985349484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5" draw:text-style-name="P6" draw:layer="layout" svg:x1="4.6cm" svg:y1="4.4cm" svg:x2="8.4cm" svg:y2="7.2cm">
          <text:p/>
        </draw:line>
        <draw:frame draw:style-name="gr14" draw:text-style-name="P5" draw:layer="layout" svg:width="7.017cm" svg:height="2.384cm" svg:x="19.6cm" svg:y="1cm">
          <draw:text-box>
            <text:p>Remembered area:</text:p>
            <text:p>Movement possible but</text:p>
            <text:p>difficult</text:p>
          </draw:text-box>
        </draw:frame>
        <draw:line draw:style-name="gr15" draw:text-style-name="P6" draw:layer="layout" svg:x1="19.6cm" svg:y1="3.384cm" svg:x2="16.6cm" svg:y2="6.4cm">
          <text:p/>
        </draw:line>
        <draw:frame draw:style-name="gr14" draw:text-style-name="P5" draw:layer="layout" svg:width="5.599cm" svg:height="1.673cm" svg:x="8.6cm" svg:y="0.4cm">
          <draw:text-box>
            <text:p>Partialy view:</text:p>
            <text:p>Movement difficult</text:p>
          </draw:text-box>
        </draw:frame>
        <draw:line draw:style-name="gr15" draw:text-style-name="P6" draw:layer="layout" svg:x1="10.8cm" svg:y1="2.6cm" svg:x2="12cm" svg:y2="6cm">
          <text:p/>
        </draw:lin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25:56.527000000</meta:creation-date>
    <dc:date>2018-09-22T11:34:26.608000000</dc:date>
    <meta:editing-duration>PT16M46S</meta:editing-duration>
    <meta:editing-cycles>2</meta:editing-cycles>
    <meta:generator>LibreOffice/5.3.7.2$Windows_X86_64 LibreOffice_project/6b8ed514a9f8b44d37a1b96673cbbdd077e24059</meta:generator>
    <meta:document-statistic meta:object-count="106"/>
  </office:meta>
</office:document-meta>
</file>